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1a7bb" officeooo:paragraph-rsid="0011a7bb" style:font-size-asian="17.5pt" style:font-size-complex="20pt"/>
    </style:style>
    <style:style style:name="P2" style:family="paragraph" style:parent-style-name="Standard">
      <style:text-properties fo:font-size="12pt" officeooo:rsid="0011a7bb" officeooo:paragraph-rsid="0011a7bb" style:font-size-asian="10.5pt" style:font-size-complex="12pt"/>
    </style:style>
    <style:style style:name="P3" style:family="paragraph" style:parent-style-name="Standard">
      <style:text-properties fo:font-size="12pt" fo:font-weight="bold" officeooo:rsid="0011a7bb" officeooo:paragraph-rsid="0011a7bb" style:font-size-asian="10.5pt" style:font-weight-asian="bold" style:font-size-complex="12pt" style:font-weight-complex="bold"/>
    </style:style>
    <style:style style:name="P4" style:family="paragraph" style:parent-style-name="Standard">
      <style:text-properties officeooo:paragraph-rsid="0011a7bb"/>
    </style:style>
    <style:style style:name="P5" style:family="paragraph" style:parent-style-name="Standard">
      <style:text-properties fo:font-weight="bold" officeooo:rsid="0011a7bb" officeooo:paragraph-rsid="0011a7bb" style:font-weight-asian="bold" style:font-weight-complex="bold"/>
    </style:style>
    <style:style style:name="P6" style:family="paragraph" style:parent-style-name="Standard">
      <style:text-properties officeooo:rsid="0011a7bb" officeooo:paragraph-rsid="0011a7bb"/>
    </style:style>
    <style:style style:name="P7" style:family="paragraph" style:parent-style-name="Text_20_body">
      <style:text-properties fo:font-weight="bold" officeooo:rsid="0011a7bb" officeooo:paragraph-rsid="0011a7bb" style:font-weight-asian="bold" style:font-weight-complex="bold"/>
    </style:style>
    <style:style style:name="P8" style:family="paragraph" style:parent-style-name="Text_20_body">
      <style:text-properties fo:font-weight="normal" officeooo:rsid="0011a7bb" officeooo:paragraph-rsid="0011a7bb" style:font-weight-asian="normal" style:font-weight-complex="normal"/>
    </style:style>
    <style:style style:name="P9" style:family="paragraph" style:parent-style-name="Text_20_body">
      <style:text-properties officeooo:paragraph-rsid="0011a7bb"/>
    </style:style>
    <style:style style:name="T1" style:family="text">
      <style:text-properties officeooo:rsid="0011a7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a7bb" style:font-weight-asian="bold" style:font-weight-complex="bold"/>
    </style:style>
    <style:style style:name="T4" style:family="text">
      <style:text-properties fo:font-size="12pt" fo:font-weight="bold" officeooo:rsid="0011a7bb" style:font-size-asian="10.5pt" style:font-weight-asian="bold" style:font-size-complex="12pt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_1.4</text:p>
      <text:p text:style-name="P1"/>
      <text:p text:style-name="P3">1.4.1</text:p>
      <text:p text:style-name="P2"/>
      <text:p text:style-name="P3">APACHE</text:p>
      <text:p text:style-name="P2"/>
      <text:p text:style-name="P2"><text:span text:style-name="T2">- Última versión</text:span>: Es la 2.4.62, lanzada en julio de 2024</text:p>
      <text:p text:style-name="P4"><text:span text:style-name="T4">- Arquitectura: </text:span>Apache sigue una arquitectura modular, lo que significa que su funcionalidad básica puede extenderse mediante módulos.</text:p>
      <text:p text:style-name="P4"><text:span text:style-name="T2">- </text:span><text:span text:style-name="T3">Mecanismos de extensión: </text:span>Apache ofrece soporte para extensiones mediante módulos, que pueden integrarse para funcionalidades específicas.</text:p>
      <text:p text:style-name="P4"/>
      <text:p text:style-name="P4"/>
      <text:p text:style-name="P5">MICROSOFT ISS</text:p>
      <text:p text:style-name="P6"/>
      <text:p text:style-name="P4"><text:span text:style-name="T3">- Última versión:</text:span><text:span text:style-name="T1"> </text:span>La versión más reciente es <text:span text:style-name="Strong_20_Emphasis">IIS 10.0</text:span></text:p>
      <text:p text:style-name="P4"><text:span text:style-name="Strong_20_Emphasis">- </text:span><text:span text:style-name="Strong_20_Emphasis"><text:span text:style-name="T1">Arquitectura: </text:span></text:span><text:span text:style-name="Strong_20_Emphasis"><text:span text:style-name="T5">IIS está integrado en el ecosistema Windows y sigue una arquitectura modular, permitiendo a los administradores habilitar o deshabilitar características según sea necesario. </text:span></text:span></text:p>
      <text:p text:style-name="P4"><text:span text:style-name="T4">- Mecanismos de extensión: </text:span>IIS soporta múltiples tecnologías de programación, incluyendo <text:span text:style-name="Strong_20_Emphasis"><text:span text:style-name="T5">ASP.NET</text:span></text:span><text:span text:style-name="T5">, </text:span><text:span text:style-name="Strong_20_Emphasis"><text:span text:style-name="T5">PHP</text:span></text:span>, y otros mediante extensiones ISAPI.</text:p>
      <text:p text:style-name="P4"/>
      <text:p text:style-name="P4"/>
      <text:p text:style-name="P4"/>
      <text:p text:style-name="P5">1.4.2</text:p>
      <text:p text:style-name="P5"/>
      <text:p text:style-name="P5">PHP</text:p>
      <text:p text:style-name="P5"/>
      <text:p text:style-name="P8">PHP ha evolucionado significativamente desde su creación en 1995 como un conjunto de scripts en Perl para páginas web. Comenzó como PHP/FI, pero con el tiempo se convirtió en un lenguaje robusto y modular con soporte para programación orientada a objetos y mejoras en rendimiento con PHP 7 y 8, que incluyeron el motor Zend y el compilador JIT.</text:p>
      <text:p text:style-name="P9">PHP ha sido influenciado por lenguajes como <text:span text:style-name="Strong_20_Emphasis"><text:span text:style-name="T5">C</text:span></text:span>, <text:span text:style-name="Strong_20_Emphasis"><text:span text:style-name="T5">Perl</text:span></text:span> y <text:span text:style-name="Strong_20_Emphasis"><text:span text:style-name="T5">Java</text:span></text:span>. A su vez, ha influido en lenguajes como <text:span text:style-name="Strong_20_Emphasis"><text:span text:style-name="T5">Hack</text:span></text:span> y ha inspirado tecnologías como JSP y ASP.NET en la forma de manejar código en el servidor.</text:p>
      <text:p text:style-name="Text_20_body">PHP ha sido clave en la democratización del desarrollo web, permitiendo a desarrolladores de todos los niveles crear aplicaciones web dinámicas de manera sencilla.</text:p>
      <text:p text:style-name="Text_20_body"/>
      <text:p text:style-name="P7">1.4.3</text:p>
      <text:p text:style-name="P7"/>
      <text:p text:style-name="P7"><text:span text:style-name="T5">Visual Studio Code es un editor de código altamente extensible a través de varios métodos. Los usuarios pueden agregar funcionalidades mediante extensiones disponibles en su Marketplace, como herramientas para el formato de código, servidores en vivo o integración con Git. Además, permite crear </text:span><text:span text:style-name="Strong_20_Emphasis"><text:span text:style-name="T5">snippets</text:span></text:span><text:span text:style-name="T5"> personalizados y modificar la configuración del entorno a través de archivos JSON. También es posible desarrollar nuevas extensiones utilizando su </text:span><text:span text:style-name="Strong_20_Emphasis"><text:span text:style-name="T5">API</text:span></text:span><text:span text:style-name="T5"> en JavaScript o </text:span><text:soft-page-break/><text:span text:style-name="T5">TypeScript. Esta flexibilidad lo convierte en una herramienta adaptable a múltiples necesidades en el desarrollo web. </text:span></text:p>
      <text:p text:style-name="P7"><text:span text:style-name="T5"/></text:p>
      <text:p text:style-name="P7"><text:span text:style-name="T5"/></text:p>
      <text:p text:style-name="P7">1.4.4</text:p>
      <text:p text:style-name="P5"/>
      <text:p text:style-name="P7"><text:span text:style-name="Strong_20_Emphasis"><text:span text:style-name="T5">Google Web Server </text:span></text:span><text:span text:style-name="T5"><text:s/>es el servidor web exclusivo de Google, diseñado para gestionar grandes volúmenes de tráfico y optimizar el rendimiento de sus servicios. Aunque no está disponible para el público, se destaca por su escalabilidad y alta seguridad, permitiendo a Google manejar billones de solicitudes HTTP diariamente. GWS está altamente personalizado para la infraestructura global de Google y es clave en la eficiencia de su red, ofreciendo protección avanzada contra ataques y optimización en el manejo de solicitudes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37:02.753000000</meta:creation-date>
    <dc:date>2024-09-19T12:55:31.450000000</dc:date>
    <meta:editing-duration>PT18M29S</meta:editing-duration>
    <meta:editing-cycles>1</meta:editing-cycles>
    <meta:document-statistic meta:table-count="0" meta:image-count="0" meta:object-count="0" meta:page-count="2" meta:paragraph-count="19" meta:word-count="391" meta:character-count="2581" meta:non-whitespace-character-count="2206"/>
    <meta:generator>LibreOffice/7.6.1.2$Windows_X86_64 LibreOffice_project/f5defcebd022c5bc36bbb79be232cb6926d8f674</meta:generator>
  </office:meta>
</office:document-meta>
</file>